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Roboto Mono" svg:font-family="'Roboto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193643" officeooo:paragraph-rsid="00193643"/>
    </style:style>
    <style:style style:name="P2" style:family="paragraph" style:parent-style-name="Preformatted_20_Text">
      <loext:graphic-properties draw:fill="solid" draw:fill-color="#f7f7f7" draw:opacity="100%"/>
      <style:paragraph-properties fo:margin-top="0.423cm" fo:margin-bottom="0.423cm" loext:contextual-spacing="false" fo:line-height="100%" fo:orphans="2" fo:widows="2" fo:background-color="#f7f7f7" fo:padding="0cm" fo:border="none"/>
    </style:style>
    <style:style style:name="P3" style:family="paragraph" style:parent-style-name="Standard">
      <style:text-properties officeooo:paragraph-rsid="0017d647"/>
    </style:style>
    <style:style style:name="P4" style:family="paragraph" style:parent-style-name="Standard">
      <style:text-properties officeooo:rsid="00180e01" officeooo:paragraph-rsid="00180e01"/>
    </style:style>
    <style:style style:name="P5" style:family="paragraph" style:parent-style-name="Standard">
      <style:text-properties officeooo:rsid="00193643" officeooo:paragraph-rsid="00193643"/>
    </style:style>
    <style:style style:name="P6" style:family="paragraph" style:parent-style-name="Text_20_body">
      <style:paragraph-properties fo:margin-left="0.397cm" fo:margin-right="0cm" fo:margin-top="0cm" fo:margin-bottom="0cm" loext:contextual-spacing="false" fo:text-indent="0cm" style:auto-text-indent="false"/>
    </style:style>
    <style:style style:name="T1" style:family="text">
      <style:text-properties officeooo:rsid="0017d647"/>
    </style:style>
    <style:style style:name="T2" style:family="text">
      <style:text-properties fo:color="#000000" style:font-name="Arial" fo:font-size="11pt" fo:background-color="transparent" loext:char-shading-value="0"/>
    </style:style>
    <style:style style:name="T3" style:family="text">
      <style:text-properties fo:font-variant="normal" fo:text-transform="none" fo:color="#37474f" style:font-name="Roboto Mono" fo:font-size="10.5pt" fo:letter-spacing="normal" fo:font-style="normal" fo:font-weight="normal" loext:padding="0cm" loext:border="none"/>
    </style:style>
    <style:style style:name="T4" style:family="text">
      <style:text-properties fo:font-variant="normal" fo:text-transform="none" fo:color="#d81b60" style:font-name="Roboto Mono" fo:font-size="10.5pt" fo:letter-spacing="normal" fo:font-style="normal" fo:font-weight="normal" loext:padding="0cm" loext:border="none"/>
    </style:style>
    <text:list-style style:name="L1">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Q) </text:span><text:bookmark text:name="m_-3439175188627035510gmail-docs-internal-guid-7ac5b776-7fff-3359-a3b0-ded882cedf55"/><text:span text:style-name="T2">Configure Apache2 HTTP server on a GCE VM instance and setup an email alert notification which triggers when the health check of the instance fails. Use console</text:span></text:p>
      <text:p text:style-name="P6"/>
      <text:p text:style-name="P4">A) Creating a GCE VM instance with Apache2 HTTP instance</text:p>
      <text:p text:style-name="P4"/>
      <text:p text:style-name="P5">1. Go to VM Instance tab under the Compute Engine option.</text:p>
      <text:p text:style-name="P5">2. Click on the Create new VM instance.</text:p>
      <text:p text:style-name="P5">3. Enter the name of the virtual machine , select the instance type and under firewall select the allow HTTP and HTTPS options</text:p>
      <text:p text:style-name="P5">4. Let the remaining fields remain as default.</text:p>
      <text:p text:style-name="P5">5. Click on Create.\</text:p>
      <text:p text:style-name="P5">6. Once the VM instance is created, click on the SSH option on the far right of the instance details. This allows us to SSH into our instance using our browser with the keys managed by google.</text:p>
      <text:p text:style-name="P5">7. Once the SSH connection is established, enter the following commands</text:p>
      <text:p text:style-name="P5"><text:tab/>sudo apt-get update</text:p>
      <text:p text:style-name="P5"><text:tab/>sudo apt-get install apache2 php7.0</text:p>
      <text:p text:style-name="P5">8. Now if we go to our browser and type the url http://[EXTERNAL IP of INSTANCE], we will be able to see the apache homepage, and thus apache has been installed.</text:p>
      <text:p text:style-name="P5"/>
      <text:p text:style-name="P5">B) Install the StackDriver agents</text:p>
      <text:p text:style-name="P5"/>
      <text:p text:style-name="P5">1. Install the StackDriver monitoring agent</text:p>
      <text:p text:style-name="P1"><text:span text:style-name="Source_20_Text"><text:span text:style-name="T3">curl -sSO https:</text:span></text:span><text:span text:style-name="Source_20_Text"><text:span text:style-name="T4">//dl.google.com/cloudagents/install-monitoring-agent.sh</text:span></text:span></text:p>
      <text:p text:style-name="P2"><text:span text:style-name="Source_20_Text"><text:span text:style-name="T3">sudo bash install-monitoring-agent.sh</text:span></text:span></text:p>
      <text:p text:style-name="P5">2. Install the StackDRiver Logging agent</text:p>
      <text:p text:style-name="P1"><text:span text:style-name="Source_20_Text"><text:span text:style-name="T3">curl -sSO https:</text:span></text:span><text:span text:style-name="Source_20_Text"><text:span text:style-name="T4">//dl.google.com/cloudagents/install-logging-agent.sh</text:span></text:span></text:p>
      <text:p text:style-name="P2"><text:span text:style-name="Source_20_Text"><text:span text:style-name="T3">sudo bash install-logging-agent.sh --structured</text:span></text:span></text:p>
      <text:p text:style-name="P5">C) Create an uptime check to check whether the webserver is accessible from locations around the world</text:p>
      <text:p text:style-name="P5"><text:s/></text:p>
      <text:p text:style-name="P5">1) On the Stack Driver dashboard, click on the create uptime check option.</text:p>
      <text:p text:style-name="P5">2) Give the check a name and select the resource type as instance.</text:p>
      <text:p text:style-name="P5">3) Under the applies to section, select the name of your instance.</text:p>
      <text:p text:style-name="P5">4) Leave the remaining fields with the default values.\</text:p>
      <text:p text:style-name="P5">5) Test it and click on SAVE</text:p>
      <text:p text:style-name="P5"/>
      <text:p text:style-name="P5">D) Create an alerting policy</text:p>
      <text:p text:style-name="P5"/>
      <text:p text:style-name="P5">1. When the uptime check is created , a pop up comes up. Click on the Create Alerting Policy from it.</text:p>
      <text:p text:style-name="P5">2) Give the policy a name, other fields are filled from the uptime check, click on save.</text:p>
      <text:p text:style-name="P5">3. In the Notification channel type , select EMAIL. Enter your email and give the policy a name.</text:p>
      <text:p text:style-name="P5">4. Click on S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Roboto Mono" svg:font-family="'Roboto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9T13:50:24.043909051</meta:creation-date>
    <meta:generator>LibreOffice/6.0.7.3$Linux_X86_64 LibreOffice_project/00m0$Build-3</meta:generator>
    <dc:date>2019-07-19T14:54:42.995831023</dc:date>
    <meta:editing-duration>PT28M13S</meta:editing-duration>
    <meta:editing-cycles>2</meta:editing-cycles>
    <meta:document-statistic meta:table-count="0" meta:image-count="0" meta:object-count="0" meta:page-count="1" meta:paragraph-count="31" meta:word-count="346" meta:character-count="2048" meta:non-whitespace-character-count="1730"/>
  </office:meta>
</office:document-meta>
</file>